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9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33602" calcext:value-type="float">
            <text:p><text:s text:c="3"/>133,602</text:p>
          </table:table-cell>
          <table:table-cell table:style-name="ce49" office:value-type="float" office:value="128426" calcext:value-type="float">
            <text:p><text:s text:c="3"/>128,426</text:p>
          </table:table-cell>
          <table:table-cell table:style-name="ce49" office:value-type="float" office:value="5173" calcext:value-type="float">
            <text:p><text:s text:c="3"/>5,173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25331" calcext:value-type="float">
            <text:p><text:s text:c="3"/>125,331</text:p>
          </table:table-cell>
          <table:table-cell table:style-name="ce49" office:value-type="float" office:value="3602" calcext:value-type="float">
            <text:p><text:s text:c="3"/>3,602</text:p>
          </table:table-cell>
          <table:table-cell table:style-name="ce49" office:value-type="float" office:value="4669" calcext:value-type="float">
            <text:p><text:s text:c="3"/>4,669</text:p>
          </table:table-cell>
          <table:table-cell table:style-name="ce49" office:value-type="float" office:value="131644" calcext:value-type="float">
            <text:p><text:s text:c="3"/>131,644</text:p>
          </table:table-cell>
          <table:table-cell table:style-name="ce49" office:value-type="float" office:value="566" calcext:value-type="float">
            <text:p><text:s text:c="3"/>566</text:p>
          </table:table-cell>
          <table:table-cell table:style-name="ce82" office:value-type="float" office:value="1392" calcext:value-type="float">
            <text:p><text:s text:c="3"/>1,3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69069" calcext:value-type="float">
            <text:p><text:s text:c="3"/>69,069</text:p>
          </table:table-cell>
          <table:table-cell table:style-name="ce50" office:value-type="float" office:value="66468" calcext:value-type="float">
            <text:p><text:s text:c="3"/>66,468</text:p>
          </table:table-cell>
          <table:table-cell table:style-name="ce50" office:value-type="float" office:value="2599" calcext:value-type="float">
            <text:p><text:s text:c="3"/>2,59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64857" calcext:value-type="float">
            <text:p><text:s text:c="3"/>64,857</text:p>
          </table:table-cell>
          <table:table-cell table:style-name="ce50" office:value-type="float" office:value="1851" calcext:value-type="float">
            <text:p><text:s text:c="3"/>1,851</text:p>
          </table:table-cell>
          <table:table-cell table:style-name="ce50" office:value-type="float" office:value="2361" calcext:value-type="float">
            <text:p><text:s text:c="3"/>2,361</text:p>
          </table:table-cell>
          <table:table-cell table:style-name="ce50" office:value-type="float" office:value="68026" calcext:value-type="float">
            <text:p><text:s text:c="3"/>68,026</text:p>
          </table:table-cell>
          <table:table-cell table:style-name="ce50" office:value-type="float" office:value="317" calcext:value-type="float">
            <text:p><text:s text:c="3"/>317</text:p>
          </table:table-cell>
          <table:table-cell table:style-name="ce83" office:value-type="float" office:value="726" calcext:value-type="float">
            <text:p><text:s text:c="3"/>726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64533" calcext:value-type="float">
            <text:p><text:s text:c="3"/>64,533</text:p>
          </table:table-cell>
          <table:table-cell table:style-name="ce50" office:value-type="float" office:value="61958" calcext:value-type="float">
            <text:p><text:s text:c="3"/>61,958</text:p>
          </table:table-cell>
          <table:table-cell table:style-name="ce50" office:value-type="float" office:value="2574" calcext:value-type="float">
            <text:p><text:s text:c="3"/>2,57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0474" calcext:value-type="float">
            <text:p><text:s text:c="3"/>60,474</text:p>
          </table:table-cell>
          <table:table-cell table:style-name="ce50" office:value-type="float" office:value="1751" calcext:value-type="float">
            <text:p><text:s text:c="3"/>1,751</text:p>
          </table:table-cell>
          <table:table-cell table:style-name="ce50" office:value-type="float" office:value="2308" calcext:value-type="float">
            <text:p><text:s text:c="3"/>2,308</text:p>
          </table:table-cell>
          <table:table-cell table:style-name="ce50" office:value-type="float" office:value="63618" calcext:value-type="float">
            <text:p><text:s text:c="3"/>63,618</text:p>
          </table:table-cell>
          <table:table-cell table:style-name="ce50" office:value-type="float" office:value="249" calcext:value-type="float">
            <text:p><text:s text:c="3"/>249</text:p>
          </table:table-cell>
          <table:table-cell table:style-name="ce83" office:value-type="float" office:value="666" calcext:value-type="float">
            <text:p><text:s text:c="3"/>66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913" calcext:value-type="float">
            <text:p><text:s text:c="3"/>13,913</text:p>
          </table:table-cell>
          <table:table-cell table:style-name="ce51" office:value-type="float" office:value="13360" calcext:value-type="float">
            <text:p><text:s text:c="3"/>13,360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062" calcext:value-type="float">
            <text:p><text:s text:c="3"/>13,062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3705" calcext:value-type="float">
            <text:p><text:s text:c="3"/>13,70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02" calcext:value-type="float">
            <text:p><text:s text:c="3"/>7,202</text:p>
          </table:table-cell>
          <table:table-cell table:style-name="ce52" office:value-type="float" office:value="6944" calcext:value-type="float">
            <text:p><text:s text:c="3"/>6,94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4" calcext:value-type="float">
            <text:p><text:s text:c="3"/>6,774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7090" calcext:value-type="float">
            <text:p><text:s text:c="3"/>7,09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711" calcext:value-type="float">
            <text:p><text:s text:c="3"/>6,711</text:p>
          </table:table-cell>
          <table:table-cell table:style-name="ce52" office:value-type="float" office:value="6416" calcext:value-type="float">
            <text:p><text:s text:c="3"/>6,41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615" calcext:value-type="float">
            <text:p><text:s text:c="3"/>6,6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12.5628456510809" calcext:value-type="float">
            <text:p><text:s text:c="3"/>－12.56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12.6226291693918" calcext:value-type="float">
            <text:p><text:s text:c="3"/>－12.62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10.9500805152979" calcext:value-type="float">
            <text:p><text:s text:c="3"/>－10.95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-100" calcext:value-type="float">
            <text:p><text:s text:c="3"/>－100.00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12.570281124498" calcext:value-type="float">
            <text:p><text:s text:c="3"/>－12.57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25.4901960784314" calcext:value-type="float">
            <text:p><text:s text:c="3"/>－25.49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-0.779727095516569" calcext:value-type="float">
            <text:p><text:s text:c="3"/>－0.78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12.8125198803995" calcext:value-type="float">
            <text:p><text:s text:c="3"/>－12.81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31.25" calcext:value-type="float">
            <text:p>31.25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0" calcext:value-type="float">
            <text:p>－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12.9983087702344" calcext:value-type="float">
            <text:p><text:s text:c="3"/>－13.00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12.938816449348" calcext:value-type="float">
            <text:p><text:s text:c="3"/>－12.94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-14.5695364238411" calcext:value-type="float">
            <text:p><text:s text:c="3"/>－14.57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0" calcext:value-type="float">
            <text:p>－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12.7061855670103" calcext:value-type="float">
            <text:p><text:s text:c="3"/>－12.71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28.8702928870293" calcext:value-type="float">
            <text:p><text:s text:c="3"/>－28.87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-7.52688172043011" calcext:value-type="float">
            <text:p><text:s text:c="3"/>－7.53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13.3463700806649" calcext:value-type="float">
            <text:p><text:s text:c="3"/>－13.35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52.1739130434783" calcext:value-type="float">
            <text:p>52.17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5.47945205479452" calcext:value-type="float">
            <text:p>5.48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12.0906471050563" calcext:value-type="float">
            <text:p><text:s text:c="3"/>－12.09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12.2778233524747" calcext:value-type="float">
            <text:p><text:s text:c="3"/>－12.28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7.52351097178683" calcext:value-type="float">
            <text:p><text:s text:c="3"/>－7.52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-100" calcext:value-type="float">
            <text:p><text:s text:c="3"/>－100.00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12.4233983286908" calcext:value-type="float">
            <text:p><text:s text:c="3"/>－12.42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21.8181818181818" calcext:value-type="float">
            <text:p><text:s text:c="3"/>－21.82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7.26495726495727" calcext:value-type="float">
            <text:p>7.26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12.2329839458671" calcext:value-type="float">
            <text:p><text:s text:c="3"/>－12.23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12" calcext:value-type="float">
            <text:p>12.00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-5.55555555555556" calcext:value-type="float">
            <text:p><text:s text:c="3"/>－5.56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-8.16501650165016" calcext:value-type="float">
            <text:p><text:s text:c="3"/>－8.17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-8.10922346791389" calcext:value-type="float">
            <text:p><text:s text:c="3"/>－8.11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-9.34426229508197" calcext:value-type="float">
            <text:p><text:s text:c="3"/>－9.34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-100" calcext:value-type="float">
            <text:p><text:s text:c="3"/>－100.00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-7.9492600422833" calcext:value-type="float">
            <text:p><text:s text:c="3"/>－7.95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-18.957345971564" calcext:value-type="float">
            <text:p><text:s text:c="3"/>－18.96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-5.39033457249071" calcext:value-type="float">
            <text:p><text:s text:c="3"/>－5.39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-8.2172515403161" calcext:value-type="float">
            <text:p><text:s text:c="3"/>－8.22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23.5294117647059" calcext:value-type="float">
            <text:p>23.53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-13.1736526946108" calcext:value-type="float">
            <text:p><text:s text:c="3"/>－13.17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-8.17289302562795" calcext:value-type="float">
            <text:p><text:s text:c="3"/>－8.17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-7.72093023255814" calcext:value-type="float">
            <text:p><text:s text:c="3"/>－7.72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-18.8679245283019" calcext:value-type="float">
            <text:p><text:s text:c="3"/>－18.87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0" calcext:value-type="float">
            <text:p>－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-7.97445999184893" calcext:value-type="float">
            <text:p><text:s text:c="3"/>－7.97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-21.2962962962963" calcext:value-type="float">
            <text:p><text:s text:c="3"/>－21.30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-3.00751879699248" calcext:value-type="float">
            <text:p><text:s text:c="3"/>－3.01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-8.18440818440818" calcext:value-type="float">
            <text:p><text:s text:c="3"/>－8.18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6.06060606060606" calcext:value-type="float">
            <text:p>6.06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-12.5" calcext:value-type="float">
            <text:p><text:s text:c="3"/>－12.50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-8.15656220062953" calcext:value-type="float">
            <text:p><text:s text:c="3"/>－8.16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-8.52580553179356" calcext:value-type="float">
            <text:p><text:s text:c="3"/>－8.53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1.02739726027397" calcext:value-type="float">
            <text:p>1.03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-100" calcext:value-type="float">
            <text:p><text:s text:c="3"/>－100.00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-7.92209693952262" calcext:value-type="float">
            <text:p><text:s text:c="3"/>－7.92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-16.504854368932" calcext:value-type="float">
            <text:p><text:s text:c="3"/>－16.50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-7.72058823529412" calcext:value-type="float">
            <text:p><text:s text:c="3"/>－7.72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-8.25242718446602" calcext:value-type="float">
            <text:p><text:s text:c="3"/>－8.25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55.5555555555556" calcext:value-type="float">
            <text:p>55.56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-13.9240506329114" calcext:value-type="float">
            <text:p><text:s text:c="3"/>－13.92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10月3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9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3913" calcext:value-type="float">
            <text:p><text:s text:c="3"/>13,913</text:p>
          </table:table-cell>
          <table:table-cell table:style-name="ce113" office:value-type="float" office:value="13360" calcext:value-type="float">
            <text:p><text:s text:c="3"/>13,360</text:p>
          </table:table-cell>
          <table:table-cell table:style-name="ce113" office:value-type="float" office:value="553" calcext:value-type="float">
            <text:p><text:s text:c="3"/>553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3062" calcext:value-type="float">
            <text:p><text:s text:c="3"/>13,062</text:p>
          </table:table-cell>
          <table:table-cell table:style-name="ce113" office:value-type="float" office:value="342" calcext:value-type="float">
            <text:p><text:s text:c="3"/>342</text:p>
          </table:table-cell>
          <table:table-cell table:style-name="ce113" office:value-type="float" office:value="509" calcext:value-type="float">
            <text:p><text:s text:c="3"/>509</text:p>
          </table:table-cell>
          <table:table-cell table:style-name="ce113" office:value-type="float" office:value="13705" calcext:value-type="float">
            <text:p><text:s text:c="3"/>13,705</text:p>
          </table:table-cell>
          <table:table-cell table:style-name="ce113" office:value-type="float" office:value="63" calcext:value-type="float">
            <text:p><text:s text:c="3"/>63</text:p>
          </table:table-cell>
          <table:table-cell table:style-name="ce127" office:value-type="float" office:value="145" calcext:value-type="float">
            <text:p><text:s text:c="3"/>145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202" calcext:value-type="float">
            <text:p><text:s text:c="3"/>7,202</text:p>
          </table:table-cell>
          <table:table-cell table:style-name="ce114" office:value-type="float" office:value="6944" calcext:value-type="float">
            <text:p><text:s text:c="3"/>6,944</text:p>
          </table:table-cell>
          <table:table-cell table:style-name="ce114" office:value-type="float" office:value="258" calcext:value-type="float">
            <text:p><text:s text:c="3"/>258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6774" calcext:value-type="float">
            <text:p><text:s text:c="3"/>6,774</text:p>
          </table:table-cell>
          <table:table-cell table:style-name="ce114" office:value-type="float" office:value="170" calcext:value-type="float">
            <text:p><text:s text:c="3"/>170</text:p>
          </table:table-cell>
          <table:table-cell table:style-name="ce114" office:value-type="float" office:value="258" calcext:value-type="float">
            <text:p><text:s text:c="3"/>258</text:p>
          </table:table-cell>
          <table:table-cell table:style-name="ce114" office:value-type="float" office:value="7090" calcext:value-type="float">
            <text:p><text:s text:c="3"/>7,090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28" office:value-type="float" office:value="77" calcext:value-type="float">
            <text:p><text:s text:c="3"/>7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6711" calcext:value-type="float">
            <text:p><text:s text:c="3"/>6,711</text:p>
          </table:table-cell>
          <table:table-cell table:style-name="ce114" office:value-type="float" office:value="6416" calcext:value-type="float">
            <text:p><text:s text:c="3"/>6,416</text:p>
          </table:table-cell>
          <table:table-cell table:style-name="ce114" office:value-type="float" office:value="295" calcext:value-type="float">
            <text:p><text:s text:c="3"/>295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6288" calcext:value-type="float">
            <text:p><text:s text:c="3"/>6,288</text:p>
          </table:table-cell>
          <table:table-cell table:style-name="ce114" office:value-type="float" office:value="172" calcext:value-type="float">
            <text:p><text:s text:c="3"/>172</text:p>
          </table:table-cell>
          <table:table-cell table:style-name="ce114" office:value-type="float" office:value="251" calcext:value-type="float">
            <text:p><text:s text:c="3"/>251</text:p>
          </table:table-cell>
          <table:table-cell table:style-name="ce114" office:value-type="float" office:value="6615" calcext:value-type="float">
            <text:p><text:s text:c="3"/>6,615</text:p>
          </table:table-cell>
          <table:table-cell table:style-name="ce114" office:value-type="float" office:value="28" calcext:value-type="float">
            <text:p><text:s text:c="3"/>28</text:p>
          </table:table-cell>
          <table:table-cell table:style-name="ce129" office:value-type="float" office:value="68" calcext:value-type="float">
            <text:p><text:s text:c="3"/>6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158" calcext:value-type="float">
            <text:p><text:s text:c="3"/>2,158</text:p>
          </table:table-cell>
          <table:table-cell table:style-name="ce106" office:value-type="float" office:value="2088" calcext:value-type="float">
            <text:p><text:s text:c="3"/>2,088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010" calcext:value-type="float">
            <text:p><text:s text:c="3"/>2,010</text:p>
          </table:table-cell>
          <table:table-cell table:style-name="ce106" office:value-type="float" office:value="66" calcext:value-type="float">
            <text:p><text:s text:c="3"/>66</text:p>
          </table:table-cell>
          <table:table-cell table:style-name="ce121" office:value-type="float" office:value="82" calcext:value-type="float">
            <text:p><text:s text:c="3"/>82</text:p>
          </table:table-cell>
          <table:table-cell table:style-name="ce113" office:value-type="float" office:value="2112" calcext:value-type="float">
            <text:p><text:s text:c="3"/>2,112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21" office:value-type="float" office:value="32" calcext:value-type="float">
            <text:p><text:s text:c="3"/>32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136" calcext:value-type="float">
            <text:p><text:s text:c="3"/>1,136</text:p>
          </table:table-cell>
          <table:table-cell table:style-name="ce107" office:value-type="float" office:value="1110" calcext:value-type="float">
            <text:p><text:s text:c="3"/>1,110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65" calcext:value-type="float">
            <text:p><text:s text:c="3"/>1,065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9" office:value-type="float" office:value="40" calcext:value-type="float">
            <text:p><text:s text:c="3"/>40</text:p>
          </table:table-cell>
          <table:table-cell table:style-name="ce114" office:value-type="float" office:value="1113" calcext:value-type="float">
            <text:p><text:s text:c="3"/>1,113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22" calcext:value-type="float">
            <text:p><text:s text:c="3"/>1,022</text:p>
          </table:table-cell>
          <table:table-cell table:style-name="ce107" office:value-type="float" office:value="978" calcext:value-type="float">
            <text:p><text:s text:c="3"/>978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45" calcext:value-type="float">
            <text:p><text:s text:c="3"/>945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22" office:value-type="float" office:value="42" calcext:value-type="float">
            <text:p><text:s text:c="3"/>42</text:p>
          </table:table-cell>
          <table:table-cell table:style-name="ce116" office:value-type="float" office:value="999" calcext:value-type="float">
            <text:p><text:s text:c="3"/>99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693" calcext:value-type="float">
            <text:p><text:s text:c="3"/>1,693</text:p>
          </table:table-cell>
          <table:table-cell table:style-name="ce106" office:value-type="float" office:value="1644" calcext:value-type="float">
            <text:p><text:s text:c="3"/>1,644</text:p>
          </table:table-cell>
          <table:table-cell table:style-name="ce106" office:value-type="float" office:value="49" calcext:value-type="float">
            <text:p><text:s text:c="3"/>49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18" calcext:value-type="float">
            <text:p><text:s text:c="3"/>1,618</text:p>
          </table:table-cell>
          <table:table-cell table:style-name="ce106" office:value-type="float" office:value="39" calcext:value-type="float">
            <text:p><text:s text:c="3"/>39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113" office:value-type="float" office:value="1649" calcext:value-type="float">
            <text:p><text:s text:c="3"/>1,649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21" office:value-type="float" office:value="31" calcext:value-type="float">
            <text:p><text:s text:c="3"/>31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71" calcext:value-type="float">
            <text:p><text:s text:c="3"/>871</text:p>
          </table:table-cell>
          <table:table-cell table:style-name="ce107" office:value-type="float" office:value="849" calcext:value-type="float">
            <text:p><text:s text:c="3"/>849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28" calcext:value-type="float">
            <text:p><text:s text:c="3"/>828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14" office:value-type="float" office:value="838" calcext:value-type="float">
            <text:p><text:s text:c="3"/>838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822" calcext:value-type="float">
            <text:p><text:s text:c="3"/>822</text:p>
          </table:table-cell>
          <table:table-cell table:style-name="ce107" office:value-type="float" office:value="795" calcext:value-type="float">
            <text:p><text:s text:c="3"/>795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90" calcext:value-type="float">
            <text:p><text:s text:c="3"/>790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116" office:value-type="float" office:value="811" calcext:value-type="float">
            <text:p><text:s text:c="3"/>8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744" calcext:value-type="float">
            <text:p><text:s text:c="3"/>1,744</text:p>
          </table:table-cell>
          <table:table-cell table:style-name="ce106" office:value-type="float" office:value="1677" calcext:value-type="float">
            <text:p><text:s text:c="3"/>1,677</text:p>
          </table:table-cell>
          <table:table-cell table:style-name="ce106" office:value-type="float" office:value="67" calcext:value-type="float">
            <text:p><text:s text:c="3"/>6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36" calcext:value-type="float">
            <text:p><text:s text:c="3"/>1,636</text:p>
          </table:table-cell>
          <table:table-cell table:style-name="ce106" office:value-type="float" office:value="41" calcext:value-type="float">
            <text:p><text:s text:c="3"/>41</text:p>
          </table:table-cell>
          <table:table-cell table:style-name="ce121" office:value-type="float" office:value="67" calcext:value-type="float">
            <text:p><text:s text:c="3"/>67</text:p>
          </table:table-cell>
          <table:table-cell table:style-name="ce113" office:value-type="float" office:value="1728" calcext:value-type="float">
            <text:p><text:s text:c="3"/>1,72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25" calcext:value-type="float">
            <text:p><text:s text:c="3"/>925</text:p>
          </table:table-cell>
          <table:table-cell table:style-name="ce107" office:value-type="float" office:value="891" calcext:value-type="float">
            <text:p><text:s text:c="3"/>891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72" calcext:value-type="float">
            <text:p><text:s text:c="3"/>872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14" office:value-type="float" office:value="917" calcext:value-type="float">
            <text:p><text:s text:c="3"/>91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19" calcext:value-type="float">
            <text:p><text:s text:c="3"/>819</text:p>
          </table:table-cell>
          <table:table-cell table:style-name="ce107" office:value-type="float" office:value="786" calcext:value-type="float">
            <text:p><text:s text:c="3"/>786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64" calcext:value-type="float">
            <text:p><text:s text:c="3"/>764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22" office:value-type="float" office:value="40" calcext:value-type="float">
            <text:p><text:s text:c="3"/>40</text:p>
          </table:table-cell>
          <table:table-cell table:style-name="ce116" office:value-type="float" office:value="811" calcext:value-type="float">
            <text:p><text:s text:c="3"/>8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714" calcext:value-type="float">
            <text:p><text:s text:c="3"/>1,714</text:p>
          </table:table-cell>
          <table:table-cell table:style-name="ce106" office:value-type="float" office:value="1645" calcext:value-type="float">
            <text:p><text:s text:c="3"/>1,645</text:p>
          </table:table-cell>
          <table:table-cell table:style-name="ce106" office:value-type="float" office:value="69" calcext:value-type="float">
            <text:p><text:s text:c="3"/>69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10" calcext:value-type="float">
            <text:p><text:s text:c="3"/>1,610</text:p>
          </table:table-cell>
          <table:table-cell table:style-name="ce106" office:value-type="float" office:value="45" calcext:value-type="float">
            <text:p><text:s text:c="3"/>45</text:p>
          </table:table-cell>
          <table:table-cell table:style-name="ce121" office:value-type="float" office:value="59" calcext:value-type="float">
            <text:p><text:s text:c="3"/>59</text:p>
          </table:table-cell>
          <table:table-cell table:style-name="ce113" office:value-type="float" office:value="1687" calcext:value-type="float">
            <text:p><text:s text:c="3"/>1,687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92" calcext:value-type="float">
            <text:p><text:s text:c="3"/>892</text:p>
          </table:table-cell>
          <table:table-cell table:style-name="ce107" office:value-type="float" office:value="860" calcext:value-type="float">
            <text:p><text:s text:c="3"/>860</text:p>
          </table:table-cell>
          <table:table-cell table:style-name="ce107" office:value-type="float" office:value="32" calcext:value-type="float">
            <text:p><text:s text:c="3"/>3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45" calcext:value-type="float">
            <text:p><text:s text:c="3"/>845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14" office:value-type="float" office:value="878" calcext:value-type="float">
            <text:p><text:s text:c="3"/>87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22" calcext:value-type="float">
            <text:p><text:s text:c="3"/>822</text:p>
          </table:table-cell>
          <table:table-cell table:style-name="ce107" office:value-type="float" office:value="785" calcext:value-type="float">
            <text:p><text:s text:c="3"/>785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65" calcext:value-type="float">
            <text:p><text:s text:c="3"/>765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16" office:value-type="float" office:value="809" calcext:value-type="float">
            <text:p><text:s text:c="3"/>80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999" calcext:value-type="float">
            <text:p><text:s text:c="3"/>999</text:p>
          </table:table-cell>
          <table:table-cell table:style-name="ce106" office:value-type="float" office:value="958" calcext:value-type="float">
            <text:p><text:s text:c="3"/>958</text:p>
          </table:table-cell>
          <table:table-cell table:style-name="ce106" office:value-type="float" office:value="41" calcext:value-type="float">
            <text:p><text:s text:c="3"/>4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940" calcext:value-type="float">
            <text:p><text:s text:c="3"/>940</text:p>
          </table:table-cell>
          <table:table-cell table:style-name="ce106" office:value-type="float" office:value="26" calcext:value-type="float">
            <text:p><text:s text:c="3"/>26</text:p>
          </table:table-cell>
          <table:table-cell table:style-name="ce121" office:value-type="float" office:value="33" calcext:value-type="float">
            <text:p><text:s text:c="3"/>33</text:p>
          </table:table-cell>
          <table:table-cell table:style-name="ce113" office:value-type="float" office:value="987" calcext:value-type="float">
            <text:p><text:s text:c="3"/>98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494" calcext:value-type="float">
            <text:p><text:s text:c="3"/>494</text:p>
          </table:table-cell>
          <table:table-cell table:style-name="ce107" office:value-type="float" office:value="470" calcext:value-type="float">
            <text:p><text:s text:c="3"/>470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64" calcext:value-type="float">
            <text:p><text:s text:c="3"/>46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14" office:value-type="float" office:value="487" calcext:value-type="float">
            <text:p><text:s text:c="3"/>48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505" calcext:value-type="float">
            <text:p><text:s text:c="3"/>505</text:p>
          </table:table-cell>
          <table:table-cell table:style-name="ce107" office:value-type="float" office:value="488" calcext:value-type="float">
            <text:p><text:s text:c="3"/>488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76" calcext:value-type="float">
            <text:p><text:s text:c="3"/>476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116" office:value-type="float" office:value="500" calcext:value-type="float">
            <text:p><text:s text:c="3"/>50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603" calcext:value-type="float">
            <text:p><text:s text:c="3"/>1,603</text:p>
          </table:table-cell>
          <table:table-cell table:style-name="ce106" office:value-type="float" office:value="1529" calcext:value-type="float">
            <text:p><text:s text:c="3"/>1,529</text:p>
          </table:table-cell>
          <table:table-cell table:style-name="ce106" office:value-type="float" office:value="74" calcext:value-type="float">
            <text:p><text:s text:c="3"/>7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527" calcext:value-type="float">
            <text:p><text:s text:c="3"/>1,527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121" office:value-type="float" office:value="47" calcext:value-type="float">
            <text:p><text:s text:c="3"/>47</text:p>
          </table:table-cell>
          <table:table-cell table:style-name="ce113" office:value-type="float" office:value="1585" calcext:value-type="float">
            <text:p><text:s text:c="3"/>1,58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03" calcext:value-type="float">
            <text:p><text:s text:c="3"/>803</text:p>
          </table:table-cell>
          <table:table-cell table:style-name="ce107" office:value-type="float" office:value="772" calcext:value-type="float">
            <text:p><text:s text:c="3"/>772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66" calcext:value-type="float">
            <text:p><text:s text:c="3"/>766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114" office:value-type="float" office:value="797" calcext:value-type="float">
            <text:p><text:s text:c="3"/>79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800" calcext:value-type="float">
            <text:p><text:s text:c="3"/>800</text:p>
          </table:table-cell>
          <table:table-cell table:style-name="ce107" office:value-type="float" office:value="757" calcext:value-type="float">
            <text:p><text:s text:c="3"/>757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61" calcext:value-type="float">
            <text:p><text:s text:c="3"/>761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22" office:value-type="float" office:value="23" calcext:value-type="float">
            <text:p><text:s text:c="3"/>23</text:p>
          </table:table-cell>
          <table:table-cell table:style-name="ce116" office:value-type="float" office:value="788" calcext:value-type="float">
            <text:p><text:s text:c="3"/>78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3906" calcext:value-type="float">
            <text:p><text:s text:c="3"/>3,906</text:p>
          </table:table-cell>
          <table:table-cell table:style-name="ce106" office:value-type="float" office:value="3725" calcext:value-type="float">
            <text:p><text:s text:c="3"/>3,725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637" calcext:value-type="float">
            <text:p><text:s text:c="3"/>3,637</text:p>
          </table:table-cell>
          <table:table-cell table:style-name="ce106" office:value-type="float" office:value="85" calcext:value-type="float">
            <text:p><text:s text:c="3"/>85</text:p>
          </table:table-cell>
          <table:table-cell table:style-name="ce106" office:value-type="float" office:value="184" calcext:value-type="float">
            <text:p><text:s text:c="3"/>184</text:p>
          </table:table-cell>
          <table:table-cell table:style-name="ce113" office:value-type="float" office:value="3863" calcext:value-type="float">
            <text:p><text:s text:c="3"/>3,863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32" calcext:value-type="float">
            <text:p><text:s text:c="3"/>32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032" calcext:value-type="float">
            <text:p><text:s text:c="3"/>2,032</text:p>
          </table:table-cell>
          <table:table-cell table:style-name="ce107" office:value-type="float" office:value="1944" calcext:value-type="float">
            <text:p><text:s text:c="3"/>1,944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892" calcext:value-type="float">
            <text:p><text:s text:c="3"/>1,892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14" office:value-type="float" office:value="2013" calcext:value-type="float">
            <text:p><text:s text:c="3"/>2,01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874" calcext:value-type="float">
            <text:p><text:s text:c="3"/>1,874</text:p>
          </table:table-cell>
          <table:table-cell table:style-name="ce107" office:value-type="float" office:value="1781" calcext:value-type="float">
            <text:p><text:s text:c="3"/>1,781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745" calcext:value-type="float">
            <text:p><text:s text:c="3"/>1,745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16" office:value-type="float" office:value="1850" calcext:value-type="float">
            <text:p><text:s text:c="3"/>1,850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30" calcext:value-type="float">
            <text:p><text:s text:c="3"/>230</text:p>
          </table:table-cell>
          <table:table-cell table:style-name="ce110" office:value-type="float" office:value="220" calcext:value-type="float">
            <text:p><text:s text:c="3"/>220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10" calcext:value-type="float">
            <text:p><text:s text:c="3"/>21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227" calcext:value-type="float">
            <text:p><text:s text:c="3"/>22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2" calcext:value-type="float">
            <text:p><text:s text:c="3"/>102</text:p>
          </table:table-cell>
          <table:table-cell table:style-name="ce111" office:value-type="float" office:value="96" calcext:value-type="float">
            <text:p><text:s text:c="3"/>96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2" calcext:value-type="float">
            <text:p><text:s text:c="3"/>9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00" calcext:value-type="float">
            <text:p><text:s text:c="3"/>10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30" calcext:value-type="float">
            <text:p><text:s text:c="3"/>330</text:p>
          </table:table-cell>
          <table:table-cell table:style-name="ce110" office:value-type="float" office:value="318" calcext:value-type="float">
            <text:p><text:s text:c="3"/>318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97" calcext:value-type="float">
            <text:p><text:s text:c="3"/>297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28" calcext:value-type="float">
            <text:p><text:s text:c="3"/>28</text:p>
          </table:table-cell>
          <table:table-cell table:style-name="ce117" office:value-type="float" office:value="321" calcext:value-type="float">
            <text:p><text:s text:c="3"/>32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3" calcext:value-type="float">
            <text:p><text:s text:c="3"/>163</text:p>
          </table:table-cell>
          <table:table-cell table:style-name="ce111" office:value-type="float" office:value="156" calcext:value-type="float">
            <text:p><text:s text:c="3"/>156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6" calcext:value-type="float">
            <text:p><text:s text:c="3"/>14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18" office:value-type="float" office:value="160" calcext:value-type="float">
            <text:p><text:s text:c="3"/>16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7" calcext:value-type="float">
            <text:p><text:s text:c="3"/>167</text:p>
          </table:table-cell>
          <table:table-cell table:style-name="ce111" office:value-type="float" office:value="162" calcext:value-type="float">
            <text:p><text:s text:c="3"/>162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1" calcext:value-type="float">
            <text:p><text:s text:c="3"/>15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161" calcext:value-type="float">
            <text:p><text:s text:c="3"/>16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7" calcext:value-type="float">
            <text:p><text:s text:c="3"/>257</text:p>
          </table:table-cell>
          <table:table-cell table:style-name="ce110" office:value-type="float" office:value="248" calcext:value-type="float">
            <text:p><text:s text:c="3"/>24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2" calcext:value-type="float">
            <text:p><text:s text:c="3"/>232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17" office:value-type="float" office:value="253" calcext:value-type="float">
            <text:p><text:s text:c="3"/>25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2" calcext:value-type="float">
            <text:p><text:s text:c="3"/>132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29" calcext:value-type="float">
            <text:p><text:s text:c="3"/>12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5" calcext:value-type="float">
            <text:p><text:s text:c="3"/>125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4" calcext:value-type="float">
            <text:p><text:s text:c="3"/>11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24" calcext:value-type="float">
            <text:p><text:s text:c="3"/>12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56" calcext:value-type="float">
            <text:p><text:s text:c="3"/>956</text:p>
          </table:table-cell>
          <table:table-cell table:style-name="ce110" office:value-type="float" office:value="927" calcext:value-type="float">
            <text:p><text:s text:c="3"/>927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05" calcext:value-type="float">
            <text:p><text:s text:c="3"/>905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23" office:value-type="float" office:value="35" calcext:value-type="float">
            <text:p><text:s text:c="3"/>35</text:p>
          </table:table-cell>
          <table:table-cell table:style-name="ce117" office:value-type="float" office:value="947" calcext:value-type="float">
            <text:p><text:s text:c="3"/>94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84" calcext:value-type="float">
            <text:p><text:s text:c="3"/>484</text:p>
          </table:table-cell>
          <table:table-cell table:style-name="ce111" office:value-type="float" office:value="468" calcext:value-type="float">
            <text:p><text:s text:c="3"/>468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59" calcext:value-type="float">
            <text:p><text:s text:c="3"/>459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18" office:value-type="float" office:value="480" calcext:value-type="float">
            <text:p><text:s text:c="3"/>48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72" calcext:value-type="float">
            <text:p><text:s text:c="3"/>472</text:p>
          </table:table-cell>
          <table:table-cell table:style-name="ce111" office:value-type="float" office:value="459" calcext:value-type="float">
            <text:p><text:s text:c="3"/>459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46" calcext:value-type="float">
            <text:p><text:s text:c="3"/>446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19" office:value-type="float" office:value="467" calcext:value-type="float">
            <text:p><text:s text:c="3"/>467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2" calcext:value-type="float">
            <text:p><text:s text:c="3"/>242</text:p>
          </table:table-cell>
          <table:table-cell table:style-name="ce110" office:value-type="float" office:value="228" calcext:value-type="float">
            <text:p><text:s text:c="3"/>228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20" calcext:value-type="float">
            <text:p><text:s text:c="3"/>220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238" calcext:value-type="float">
            <text:p><text:s text:c="3"/>23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11" office:value-type="float" office:value="113" calcext:value-type="float">
            <text:p><text:s text:c="3"/>11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7" calcext:value-type="float">
            <text:p><text:s text:c="3"/>10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15" calcext:value-type="float">
            <text:p><text:s text:c="3"/>11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4" calcext:value-type="float">
            <text:p><text:s text:c="3"/>124</text:p>
          </table:table-cell>
          <table:table-cell table:style-name="ce111" office:value-type="float" office:value="115" calcext:value-type="float">
            <text:p><text:s text:c="3"/>115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3" calcext:value-type="float">
            <text:p><text:s text:c="3"/>11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23" calcext:value-type="float">
            <text:p><text:s text:c="3"/>12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31" calcext:value-type="float">
            <text:p><text:s text:c="3"/>331</text:p>
          </table:table-cell>
          <table:table-cell table:style-name="ce110" office:value-type="float" office:value="315" calcext:value-type="float">
            <text:p><text:s text:c="3"/>315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08" calcext:value-type="float">
            <text:p><text:s text:c="3"/>30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17" office:value-type="float" office:value="331" calcext:value-type="float">
            <text:p><text:s text:c="3"/>33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1" calcext:value-type="float">
            <text:p><text:s text:c="3"/>171</text:p>
          </table:table-cell>
          <table:table-cell table:style-name="ce111" office:value-type="float" office:value="163" calcext:value-type="float">
            <text:p><text:s text:c="3"/>163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7" calcext:value-type="float">
            <text:p><text:s text:c="3"/>15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171" calcext:value-type="float">
            <text:p><text:s text:c="3"/>17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0" calcext:value-type="float">
            <text:p><text:s text:c="3"/>160</text:p>
          </table:table-cell>
          <table:table-cell table:style-name="ce111" office:value-type="float" office:value="152" calcext:value-type="float">
            <text:p><text:s text:c="3"/>152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1" calcext:value-type="float">
            <text:p><text:s text:c="3"/>15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60" calcext:value-type="float">
            <text:p><text:s text:c="3"/>16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10" calcext:value-type="float">
            <text:p><text:s text:c="3"/>210</text:p>
          </table:table-cell>
          <table:table-cell table:style-name="ce110" office:value-type="float" office:value="198" calcext:value-type="float">
            <text:p><text:s text:c="3"/>198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88" calcext:value-type="float">
            <text:p><text:s text:c="3"/>188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204" calcext:value-type="float">
            <text:p><text:s text:c="3"/>20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8" calcext:value-type="float">
            <text:p><text:s text:c="3"/>98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9" calcext:value-type="float">
            <text:p><text:s text:c="3"/>8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95" calcext:value-type="float">
            <text:p><text:s text:c="3"/>9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2" calcext:value-type="float">
            <text:p><text:s text:c="3"/>112</text:p>
          </table:table-cell>
          <table:table-cell table:style-name="ce111" office:value-type="float" office:value="103" calcext:value-type="float">
            <text:p><text:s text:c="3"/>103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9" calcext:value-type="float">
            <text:p><text:s text:c="3"/>99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09" calcext:value-type="float">
            <text:p><text:s text:c="3"/>10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60" calcext:value-type="float">
            <text:p><text:s text:c="3"/>360</text:p>
          </table:table-cell>
          <table:table-cell table:style-name="ce110" office:value-type="float" office:value="340" calcext:value-type="float">
            <text:p><text:s text:c="3"/>340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38" calcext:value-type="float">
            <text:p><text:s text:c="3"/>33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17" office:value-type="float" office:value="357" calcext:value-type="float">
            <text:p><text:s text:c="3"/>35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4" calcext:value-type="float">
            <text:p><text:s text:c="3"/>194</text:p>
          </table:table-cell>
          <table:table-cell table:style-name="ce111" office:value-type="float" office:value="183" calcext:value-type="float">
            <text:p><text:s text:c="3"/>183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4" calcext:value-type="float">
            <text:p><text:s text:c="3"/>184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93" calcext:value-type="float">
            <text:p><text:s text:c="3"/>19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6" calcext:value-type="float">
            <text:p><text:s text:c="3"/>166</text:p>
          </table:table-cell>
          <table:table-cell table:style-name="ce111" office:value-type="float" office:value="157" calcext:value-type="float">
            <text:p><text:s text:c="3"/>157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4" calcext:value-type="float">
            <text:p><text:s text:c="3"/>15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19" office:value-type="float" office:value="164" calcext:value-type="float">
            <text:p><text:s text:c="3"/>16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20" calcext:value-type="float">
            <text:p><text:s text:c="3"/>120</text:p>
          </table:table-cell>
          <table:table-cell table:style-name="ce110" office:value-type="float" office:value="108" calcext:value-type="float">
            <text:p><text:s text:c="3"/>108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5" calcext:value-type="float">
            <text:p><text:s text:c="3"/>115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120" calcext:value-type="float">
            <text:p><text:s text:c="3"/>12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3" calcext:value-type="float">
            <text:p><text:s text:c="3"/>73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68" calcext:value-type="float">
            <text:p><text:s text:c="3"/>6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73" calcext:value-type="float">
            <text:p><text:s text:c="3"/>7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7" calcext:value-type="float">
            <text:p><text:s text:c="3"/>4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7" calcext:value-type="float">
            <text:p><text:s text:c="3"/>4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2" calcext:value-type="float">
            <text:p><text:s text:c="3"/>172</text:p>
          </table:table-cell>
          <table:table-cell table:style-name="ce110" office:value-type="float" office:value="158" calcext:value-type="float">
            <text:p><text:s text:c="3"/>158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5" calcext:value-type="float">
            <text:p><text:s text:c="3"/>16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172" calcext:value-type="float">
            <text:p><text:s text:c="3"/>17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7" calcext:value-type="float">
            <text:p><text:s text:c="3"/>107</text:p>
          </table:table-cell>
          <table:table-cell table:style-name="ce111" office:value-type="float" office:value="99" calcext:value-type="float">
            <text:p><text:s text:c="3"/>9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2" calcext:value-type="float">
            <text:p><text:s text:c="3"/>10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07" calcext:value-type="float">
            <text:p><text:s text:c="3"/>10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5" calcext:value-type="float">
            <text:p><text:s text:c="3"/>65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3" calcext:value-type="float">
            <text:p><text:s text:c="3"/>6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65" calcext:value-type="float">
            <text:p><text:s text:c="3"/>6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62" calcext:value-type="float">
            <text:p><text:s text:c="3"/>62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60" calcext:value-type="float">
            <text:p><text:s text:c="3"/>6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62" calcext:value-type="float">
            <text:p><text:s text:c="3"/>6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35" calcext:value-type="float">
            <text:p><text:s text:c="3"/>3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5" calcext:value-type="float">
            <text:p><text:s text:c="3"/>25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25" calcext:value-type="float">
            <text:p><text:s text:c="3"/>2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25" calcext:value-type="float">
            <text:p><text:s text:c="3"/>2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7" calcext:value-type="float">
            <text:p><text:s text:c="3"/>177</text:p>
          </table:table-cell>
          <table:table-cell table:style-name="ce110" office:value-type="float" office:value="167" calcext:value-type="float">
            <text:p><text:s text:c="3"/>167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4" calcext:value-type="float">
            <text:p><text:s text:c="3"/>16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177" calcext:value-type="float">
            <text:p><text:s text:c="3"/>17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3" calcext:value-type="float">
            <text:p><text:s text:c="3"/>93</text:p>
          </table:table-cell>
          <table:table-cell table:style-name="ce111" office:value-type="float" office:value="88" calcext:value-type="float">
            <text:p><text:s text:c="3"/>88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9" calcext:value-type="float">
            <text:p><text:s text:c="3"/>8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93" calcext:value-type="float">
            <text:p><text:s text:c="3"/>9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4" calcext:value-type="float">
            <text:p><text:s text:c="3"/>84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5" calcext:value-type="float">
            <text:p><text:s text:c="3"/>7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84" calcext:value-type="float">
            <text:p><text:s text:c="3"/>8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27" calcext:value-type="float">
            <text:p><text:s text:c="3"/>327</text:p>
          </table:table-cell>
          <table:table-cell table:style-name="ce110" office:value-type="float" office:value="312" calcext:value-type="float">
            <text:p><text:s text:c="3"/>312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10" calcext:value-type="float">
            <text:p><text:s text:c="3"/>310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322" calcext:value-type="float">
            <text:p><text:s text:c="3"/>32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7" calcext:value-type="float">
            <text:p><text:s text:c="3"/>157</text:p>
          </table:table-cell>
          <table:table-cell table:style-name="ce111" office:value-type="float" office:value="149" calcext:value-type="float">
            <text:p><text:s text:c="3"/>14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7" calcext:value-type="float">
            <text:p><text:s text:c="3"/>14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56" calcext:value-type="float">
            <text:p><text:s text:c="3"/>15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70" calcext:value-type="float">
            <text:p><text:s text:c="3"/>170</text:p>
          </table:table-cell>
          <table:table-cell table:style-name="ce111" office:value-type="float" office:value="163" calcext:value-type="float">
            <text:p><text:s text:c="3"/>163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63" calcext:value-type="float">
            <text:p><text:s text:c="3"/>163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66" calcext:value-type="float">
            <text:p><text:s text:c="3"/>16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32" calcext:value-type="float">
            <text:p><text:s text:c="3"/>132</text:p>
          </table:table-cell>
          <table:table-cell table:style-name="ce110" office:value-type="float" office:value="127" calcext:value-type="float">
            <text:p><text:s text:c="3"/>127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25" calcext:value-type="float">
            <text:p><text:s text:c="3"/>125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32" calcext:value-type="float">
            <text:p><text:s text:c="3"/>13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7" calcext:value-type="float">
            <text:p><text:s text:c="3"/>77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3" calcext:value-type="float">
            <text:p><text:s text:c="3"/>7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77" calcext:value-type="float">
            <text:p><text:s text:c="3"/>7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5" calcext:value-type="float">
            <text:p><text:s text:c="3"/>55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2" calcext:value-type="float">
            <text:p><text:s text:c="3"/>5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55" calcext:value-type="float">
            <text:p><text:s text:c="3"/>5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96" calcext:value-type="float">
            <text:p><text:s text:c="3"/>96</text:p>
          </table:table-cell>
          <table:table-cell table:style-name="ce106" office:value-type="float" office:value="94" calcext:value-type="float">
            <text:p><text:s text:c="3"/>9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84" calcext:value-type="float">
            <text:p><text:s text:c="3"/>84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13" office:value-type="float" office:value="94" calcext:value-type="float">
            <text:p><text:s text:c="3"/>9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0" calcext:value-type="float">
            <text:p>—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2" calcext:value-type="float">
            <text:p><text:s text:c="3"/>92</text:p>
          </table:table-cell>
          <table:table-cell table:style-name="ce110" office:value-type="float" office:value="90" calcext:value-type="float">
            <text:p><text:s text:c="3"/>90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0" calcext:value-type="float">
            <text:p><text:s text:c="3"/>80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90" calcext:value-type="float">
            <text:p><text:s text:c="3"/>90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39" calcext:value-type="float">
            <text:p><text:s text:c="3"/>3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4" calcext:value-type="float">
            <text:p><text:s text:c="3"/>4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6" calcext:value-type="float">
            <text:p><text:s text:c="3"/>46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1" calcext:value-type="float">
            <text:p><text:s text:c="3"/>4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46" calcext:value-type="float">
            <text:p><text:s text:c="3"/>4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4" calcext:value-type="float">
            <text:p><text:s text:c="3"/>4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3" calcext:value-type="float">
            <text:p><text:s text:c="3"/>3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10月3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